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3faf46" loext:opacity="100%"/>
    </style:style>
    <style:style style:name="P4" style:family="paragraph" style:parent-style-name="Standard">
      <style:text-properties fo:color="#3faf46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Emprendre</text:p>
      <text:p text:style-name="Standard"/>
      <text:p text:style-name="P1">Ibemprenjove:</text:p>
      <text:p text:style-name="Standard">Aprèn a emprendre</text:p>
      <text:p text:style-name="P1"/>
      <text:p text:style-name="P4">Ibemprèn:</text:p>
      <text:p text:style-name="P4"/>
      <text:p text:style-name="P3">Et donam les claus per començar el teu negoci.</text:p>
      <text:p text:style-name="Standard"/>
      <text:p text:style-name="P1">Ibtalent: </text:p>
      <text:p text:style-name="Standard">Milloram les capacitats dels treballadors i gestors.</text:p>
      <text:p text:style-name="Standard"/>
      <text:p text:style-name="P1">Ibdigital Xecs: </text:p>
      <text:p text:style-name="P1"/>
      <text:p text:style-name="Standard">T’ajudam a digitalitzar la teva empresa.</text:p>
      <text:p text:style-name="Standard"/>
      <text:p text:style-name="P1">Ibgestió Xecs: </text:p>
      <text:p text:style-name="Standard"/>
      <text:p text:style-name="Standard">Milloram la teva gestió empresarial.</text:p>
      <text:p text:style-name="Standard"/>
      <text:p text:style-name="P1">Espais empresarials:</text:p>
      <text:p text:style-name="Standard">Troba el teu espai empresarial al Centre Bit Raiguer </text:p>
      <text:p text:style-name="Standard"/>
      <text:p text:style-name="P1">#Connectar</text:p>
      <text:p text:style-name="P1"/>
      <text:p text:style-name="P4">Emblemàtics Balears: </text:p>
      <text:p text:style-name="P3">La història d’un poble s’escriu a través dels comerços.</text:p>
      <text:p text:style-name="Standard"/>
      <text:p text:style-name="P1">IB Comerç a l’escola:</text:p>
      <text:p text:style-name="Standard">Apropam a l’alumnat de Primària als comerços del seu municipi.</text:p>
      <text:p text:style-name="Standard"/>
      <text:p text:style-name="P1"><text:soft-page-break/>Pa d’aquí, forn i tradició: </text:p>
      <text:p text:style-name="Standard">Reivindicam el pa de qualitat i el món que l’envolta.</text:p>
      <text:p text:style-name="Standard"/>
      <text:p text:style-name="P4">Indústria Local Sostenible:</text:p>
      <text:p text:style-name="P3">Treballam per tenir més indústries sostenibles, competitives i arrelades.</text:p>
      <text:p text:style-name="Standard"/>
      <text:p text:style-name="P1">Ibsostenibilitat Xecs: </text:p>
      <text:p text:style-name="Standard">Et finançam el camí cap a la sostenibilitat</text:p>
      <text:p text:style-name="Standard"/>
      <text:p text:style-name="P1">Ibavals Indústria: </text:p>
      <text:p text:style-name="Standard">T’avalam les despeses per a inversions productives.</text:p>
      <text:p text:style-name="Standard"/>
      <text:p text:style-name="P1">Sòl Indústrial:</text:p>
      <text:p text:style-name="Standard">Coneix els espais industrials que tenim a la teva disposició</text:p>
      <text:p text:style-name="Standard"/>
      <text:p text:style-name="P1">Ibexposa producte local:</text:p>
      <text:p text:style-name="Standard"/>
      <text:p text:style-name="Standard">El producte local exposat al lloc que es mereix</text:p>
      <text:p text:style-name="Standard">Dissenys que posen al centre el producte local</text:p>
      <text:p text:style-name="Standard"/>
      <text:p text:style-name="P4">LOOP Disseny i Circularitat:</text:p>
      <text:p text:style-name="P4"/>
      <text:p text:style-name="P3">Connexió, col·laboració, innovació i reflexió al voltant del disseny i materials</text:p>
      <text:p text:style-name="P3">Més enllà del disseny i els materials </text:p>
      <text:p text:style-name="Standard"/>
      <text:p text:style-name="Standard">#Projectar</text:p>
      <text:p text:style-name="Standard"/>
      <text:p text:style-name="P4">Ibexporta: </text:p>
      <text:p text:style-name="P3">Comença a vendre els teus productes a l’exterior</text:p>
      <text:p text:style-name="Standard"/>
      <text:p text:style-name="P1"/>
      <text:p text:style-name="P1"><text:soft-page-break/>Ibexporta Xecs: </text:p>
      <text:p text:style-name="Standard">Et finançam el teu pla d’internalització</text:p>
      <text:p text:style-name="Standard"/>
      <text:p text:style-name="P1">InvestinBalearics: </text:p>
      <text:p text:style-name="Standard">Assessoram i donam la benvinguda a empreses de fora</text:p>
      <text:p text:style-name="Standard"/>
      <text:p text:style-name="P4">Palma International Boat Show:</text:p>
      <text:p text:style-name="P3">La principal cita nàutica per el sector a nivell internacion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ia Inmaculada Bibiloni Capó</meta:initial-creator>
    <meta:editing-cycles>5</meta:editing-cycles>
    <meta:print-date>2024-06-07T09:29:00</meta:print-date>
    <meta:creation-date>2024-06-07T09:22:00</meta:creation-date>
    <dc:date>2024-06-11T08:30:07.849000000</dc:date>
    <meta:editing-duration>PT17M4S</meta:editing-duration>
    <meta:generator>LibreOffice/7.1.5.2$Windows_X86_64 LibreOffice_project/85f04e9f809797b8199d13c421bd8a2b025d52b5</meta:generator>
    <meta:document-statistic meta:table-count="0" meta:image-count="0" meta:object-count="0" meta:page-count="3" meta:paragraph-count="43" meta:word-count="217" meta:character-count="1448" meta:non-whitespace-character-count="1262"/>
    <meta:user-defined meta:name="AppVersion">16.0000</meta:user-defined>
    <meta:template xlink:type="simple" xlink:actuate="onRequest" xlink:title="Normal.dotm" xlink:href=""/>
  </office:meta>
</office:document-meta>
</file>